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25-07-0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25-05-08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25-02-2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24-10-29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24-06-25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24-04-18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24-02-14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23-11-0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23-06-27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23-04-18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23-01-25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22-10-19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22-06-2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22-04-05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22-02-03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21-10-1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21-06-30 0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21-04-07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21-02-10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1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0" meta:object-count="0"/>
    <meta:user-defined meta:name="AppVersion">3.0</meta:user-defined>
  </office:meta>
</office:document-meta>
</file>